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H3]-[.C3]" office:value-type="float" office:value="0" calcext:value-type="float">
            <text:p>0</text:p>
          </table:table-cell>
          <table:table-cell table:formula="of:=([.H3]-[.C3])/[.C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H4]-[.C4]" office:value-type="float" office:value="0" calcext:value-type="float">
            <text:p>0</text:p>
          </table:table-cell>
          <table:table-cell table:formula="of:=([.H4]-[.C4])/[.C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H5]-[.C5]" office:value-type="float" office:value="0" calcext:value-type="float">
            <text:p>0</text:p>
          </table:table-cell>
          <table:table-cell table:formula="of:=([.H5]-[.C5])/[.C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H6]-[.C6]" office:value-type="float" office:value="0" calcext:value-type="float">
            <text:p>0</text:p>
          </table:table-cell>
          <table:table-cell table:formula="of:=([.H6]-[.C6])/[.C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H7]-[.C7]" office:value-type="float" office:value="0" calcext:value-type="float">
            <text:p>0</text:p>
          </table:table-cell>
          <table:table-cell table:formula="of:=([.H7]-[.C7])/[.C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8]-[.C8]" office:value-type="float" office:value="0" calcext:value-type="float">
            <text:p>0</text:p>
          </table:table-cell>
          <table:table-cell table:formula="of:=([.H8]-[.C8])/[.C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H9]-[.C9]" office:value-type="float" office:value="0" calcext:value-type="float">
            <text:p>0</text:p>
          </table:table-cell>
          <table:table-cell table:formula="of:=([.H9]-[.C9])/[.C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H10]-[.C10]" office:value-type="float" office:value="0" calcext:value-type="float">
            <text:p>0</text:p>
          </table:table-cell>
          <table:table-cell table:formula="of:=([.H10]-[.C10])/[.C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/>
          <table:table-cell office:value-type="float" office:value="1167" calcext:value-type="float">
            <text:p>1167</text:p>
          </table:table-cell>
          <table:table-cell table:formula="of:=[.H11]-[.C11]" office:value-type="float" office:value="1" calcext:value-type="float">
            <text:p>1</text:p>
          </table:table-cell>
          <table:table-cell table:formula="of:=([.H11]-[.C11])/[.C11]*100" office:value-type="float" office:value="0.0857632933104631" calcext:value-type="float">
            <text:p>0.09</text:p>
          </table:table-cell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H12]-[.C12]" office:value-type="float" office:value="0" calcext:value-type="float">
            <text:p>0</text:p>
          </table:table-cell>
          <table:table-cell table:formula="of:=([.H12]-[.C12])/[.C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/>
          <table:table-cell office:value-type="float" office:value="2831" calcext:value-type="float">
            <text:p>2831</text:p>
          </table:table-cell>
          <table:table-cell table:formula="of:=[.H13]-[.C13]" office:value-type="float" office:value="4" calcext:value-type="float">
            <text:p>4</text:p>
          </table:table-cell>
          <table:table-cell table:formula="of:=([.H13]-[.C13])/[.C13]*100" office:value-type="float" office:value="0.14149274849664" calcext:value-type="float">
            <text:p>0.14</text:p>
          </table:table-cell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H14]-[.C14]" office:value-type="float" office:value="1" calcext:value-type="float">
            <text:p>1</text:p>
          </table:table-cell>
          <table:table-cell table:formula="of:=([.H14]-[.C14])/[.C14]*100" office:value-type="float" office:value="0.0427533133817871" calcext:value-type="float">
            <text:p>0.04</text:p>
          </table:table-cell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H15]-[.C15]" office:value-type="float" office:value="1" calcext:value-type="float">
            <text:p>1</text:p>
          </table:table-cell>
          <table:table-cell table:formula="of:=([.H15]-[.C15])/[.C15]*100" office:value-type="float" office:value="0.0518134715025907" calcext:value-type="float">
            <text:p>0.05</text:p>
          </table:table-cell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H16]-[.C16]" office:value-type="float" office:value="2" calcext:value-type="float">
            <text:p>2</text:p>
          </table:table-cell>
          <table:table-cell table:formula="of:=([.H16]-[.C16])/[.C16]*100"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H17]-[.C17]" office:value-type="float" office:value="2" calcext:value-type="float">
            <text:p>2</text:p>
          </table:table-cell>
          <table:table-cell table:formula="of:=([.H17]-[.C17])/[.C17]*100" office:value-type="float" office:value="0.160901045856798" calcext:value-type="float">
            <text:p>0.16</text:p>
          </table:table-cell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H18]-[.C18]" office:value-type="float" office:value="1" calcext:value-type="float">
            <text:p>1</text:p>
          </table:table-cell>
          <table:table-cell table:formula="of:=([.H18]-[.C18])/[.C18]*100" office:value-type="float" office:value="0.0289435600578871" calcext:value-type="float">
            <text:p>0.03</text:p>
          </table:table-cell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H19]-[.C19]" office:value-type="float" office:value="2" calcext:value-type="float">
            <text:p>2</text:p>
          </table:table-cell>
          <table:table-cell table:formula="of:=([.H19]-[.C19])/[.C19]*100" office:value-type="float" office:value="0.0713266761768902" calcext:value-type="float">
            <text:p>0.07</text:p>
          </table:table-cell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/>
          <table:table-cell office:value-type="float" office:value="2393" calcext:value-type="float">
            <text:p>2393</text:p>
          </table:table-cell>
          <table:table-cell table:formula="of:=[.H20]-[.C20]" office:value-type="float" office:value="2" calcext:value-type="float">
            <text:p>2</text:p>
          </table:table-cell>
          <table:table-cell table:formula="of:=([.H20]-[.C20])/[.C20]*100" office:value-type="float" office:value="0.0836470096194061" calcext:value-type="float">
            <text:p>0.08</text:p>
          </table:table-cell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/>
          <table:table-cell office:value-type="float" office:value="5600" calcext:value-type="float">
            <text:p>5600</text:p>
          </table:table-cell>
          <table:table-cell table:formula="of:=[.H21]-[.C21]" office:value-type="float" office:value="4" calcext:value-type="float">
            <text:p>4</text:p>
          </table:table-cell>
          <table:table-cell table:formula="of:=([.H21]-[.C21])/[.C21]*100" office:value-type="float" office:value="0.0714796283059328" calcext:value-type="float">
            <text:p>0.07</text:p>
          </table:table-cell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/>
          <table:table-cell office:value-type="float" office:value="4790" calcext:value-type="float">
            <text:p>4790</text:p>
          </table:table-cell>
          <table:table-cell table:formula="of:=[.H22]-[.C22]" office:value-type="float" office:value="8" calcext:value-type="float">
            <text:p>8</text:p>
          </table:table-cell>
          <table:table-cell table:formula="of:=([.H22]-[.C22])/[.C22]*100" office:value-type="float" office:value="0.167294019238812" calcext:value-type="float">
            <text:p>0.17</text:p>
          </table:table-cell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/>
          <table:table-cell office:value-type="float" office:value="4272" calcext:value-type="float">
            <text:p>4272</text:p>
          </table:table-cell>
          <table:table-cell table:formula="of:=[.H23]-[.C23]" office:value-type="float" office:value="28" calcext:value-type="float">
            <text:p>28</text:p>
          </table:table-cell>
          <table:table-cell table:formula="of:=([.H23]-[.C23])/[.C23]*100" office:value-type="float" office:value="0.659754948162111" calcext:value-type="float">
            <text:p>0.66</text:p>
          </table:table-cell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/>
          <table:table-cell office:value-type="float" office:value="11347" calcext:value-type="float">
            <text:p>11347</text:p>
          </table:table-cell>
          <table:table-cell table:formula="of:=[.H24]-[.C24]" office:value-type="float" office:value="8" calcext:value-type="float">
            <text:p>8</text:p>
          </table:table-cell>
          <table:table-cell table:formula="of:=([.H24]-[.C24])/[.C24]*100" office:value-type="float" office:value="0.0705529588147103" calcext:value-type="float">
            <text:p>0.07</text:p>
          </table:table-cell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  <table:table-cell table:formula="of:=[.H25]-[.C25]" office:value-type="float" office:value="36" calcext:value-type="float">
            <text:p>36</text:p>
          </table:table-cell>
          <table:table-cell table:formula="of:=([.H25]-[.C25])/[.C25]*100" office:value-type="float" office:value="0.360649168503306" calcext:value-type="float">
            <text:p>0.36</text:p>
          </table:table-cell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/>
          <table:table-cell office:value-type="float" office:value="9393" calcext:value-type="float">
            <text:p>9393</text:p>
          </table:table-cell>
          <table:table-cell table:formula="of:=[.H26]-[.C26]" office:value-type="float" office:value="67" calcext:value-type="float">
            <text:p>67</text:p>
          </table:table-cell>
          <table:table-cell table:formula="of:=([.H26]-[.C26])/[.C26]*100" office:value-type="float" office:value="0.718421616984774" calcext:value-type="float">
            <text:p>0.72</text:p>
          </table:table-cell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/>
          <table:table-cell office:value-type="float" office:value="18820" calcext:value-type="float">
            <text:p>18820</text:p>
          </table:table-cell>
          <table:table-cell table:formula="of:=[.H27]-[.C27]" office:value-type="float" office:value="18" calcext:value-type="float">
            <text:p>18</text:p>
          </table:table-cell>
          <table:table-cell table:formula="of:=([.H27]-[.C27])/[.C27]*100" office:value-type="float" office:value="0.0957344963301776" calcext:value-type="float">
            <text:p>0.10</text:p>
          </table:table-cell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/>
          <table:table-cell office:value-type="float" office:value="17194" calcext:value-type="float">
            <text:p>17194</text:p>
          </table:table-cell>
          <table:table-cell table:formula="of:=[.H28]-[.C28]" office:value-type="float" office:value="49" calcext:value-type="float">
            <text:p>49</text:p>
          </table:table-cell>
          <table:table-cell table:formula="of:=([.H28]-[.C28])/[.C28]*100" office:value-type="float" office:value="0.285797608632254" calcext:value-type="float">
            <text:p>0.29</text:p>
          </table:table-cell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/>
          <table:table-cell office:value-type="float" office:value="16425" calcext:value-type="float">
            <text:p>16425</text:p>
          </table:table-cell>
          <table:table-cell table:formula="of:=[.H29]-[.C29]" office:value-type="float" office:value="141" calcext:value-type="float">
            <text:p>141</text:p>
          </table:table-cell>
          <table:table-cell table:formula="of:=([.H29]-[.C29])/[.C29]*100" office:value-type="float" office:value="0.865880619012528" calcext:value-type="float">
            <text:p>0.87</text:p>
          </table:table-cell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/>
          <table:table-cell office:value-type="float" office:value="6354" calcext:value-type="float">
            <text:p>6354</text:p>
          </table:table-cell>
          <table:table-cell table:formula="of:=[.H30]-[.C30]" office:value-type="float" office:value="1" calcext:value-type="float">
            <text:p>1</text:p>
          </table:table-cell>
          <table:table-cell table:formula="of:=([.H30]-[.C30])/[.C30]*100" office:value-type="float" office:value="0.0157405949944908" calcext:value-type="float">
            <text:p>0.02</text:p>
          </table:table-cell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/>
          <table:table-cell office:value-type="float" office:value="6370" calcext:value-type="float">
            <text:p>6370</text:p>
          </table:table-cell>
          <table:table-cell table:formula="of:=[.H31]-[.C31]" office:value-type="float" office:value="23" calcext:value-type="float">
            <text:p>23</text:p>
          </table:table-cell>
          <table:table-cell table:formula="of:=([.H31]-[.C31])/[.C31]*100" office:value-type="float" office:value="0.362375925634158" calcext:value-type="float">
            <text:p>0.36</text:p>
          </table:table-cell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/>
          <table:table-cell office:value-type="float" office:value="6240" calcext:value-type="float">
            <text:p>6240</text:p>
          </table:table-cell>
          <table:table-cell table:formula="of:=[.H32]-[.C32]" office:value-type="float" office:value="55" calcext:value-type="float">
            <text:p>55</text:p>
          </table:table-cell>
          <table:table-cell table:formula="of:=([.H32]-[.C32])/[.C32]*100" office:value-type="float" office:value="0.889248181083266" calcext:value-type="float">
            <text:p>0.89</text:p>
          </table:table-cell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/>
          <table:table-cell office:value-type="float" office:value="12746" calcext:value-type="float">
            <text:p>12746</text:p>
          </table:table-cell>
          <table:table-cell table:formula="of:=[.H33]-[.C33]" office:value-type="float" office:value="4" calcext:value-type="float">
            <text:p>4</text:p>
          </table:table-cell>
          <table:table-cell table:formula="of:=([.H33]-[.C33])/[.C33]*100" office:value-type="float" office:value="0.0313922461152095" calcext:value-type="float">
            <text:p>0.03</text:p>
          </table:table-cell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/>
          <table:table-cell office:value-type="float" office:value="12465" calcext:value-type="float">
            <text:p>12465</text:p>
          </table:table-cell>
          <table:table-cell table:formula="of:=[.H34]-[.C34]" office:value-type="float" office:value="35" calcext:value-type="float">
            <text:p>35</text:p>
          </table:table-cell>
          <table:table-cell table:formula="of:=([.H34]-[.C34])/[.C34]*100" office:value-type="float" office:value="0.281576830249397" calcext:value-type="float">
            <text:p>0.28</text:p>
          </table:table-cell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/>
          <table:table-cell office:value-type="float" office:value="12346" calcext:value-type="float">
            <text:p>12346</text:p>
          </table:table-cell>
          <table:table-cell table:formula="of:=[.H35]-[.C35]" office:value-type="float" office:value="111" calcext:value-type="float">
            <text:p>111</text:p>
          </table:table-cell>
          <table:table-cell table:formula="of:=([.H35]-[.C35])/[.C35]*100" office:value-type="float" office:value="0.907233346955456" calcext:value-type="float">
            <text:p>0.91</text:p>
          </table:table-cell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/>
          <table:table-cell office:value-type="float" office:value="25027" calcext:value-type="float">
            <text:p>25027</text:p>
          </table:table-cell>
          <table:table-cell table:formula="of:=[.H36]-[.C36]" office:value-type="float" office:value="66" calcext:value-type="float">
            <text:p>66</text:p>
          </table:table-cell>
          <table:table-cell table:formula="of:=([.H36]-[.C36])/[.C36]*100" office:value-type="float" office:value="0.26441248347422" calcext:value-type="float">
            <text:p>0.26</text:p>
          </table:table-cell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/>
          <table:table-cell office:value-type="float" office:value="24718" calcext:value-type="float">
            <text:p>24718</text:p>
          </table:table-cell>
          <table:table-cell table:formula="of:=[.H37]-[.C37]" office:value-type="float" office:value="155" calcext:value-type="float">
            <text:p>155</text:p>
          </table:table-cell>
          <table:table-cell table:formula="of:=([.H37]-[.C37])/[.C37]*100" office:value-type="float" office:value="0.631030411594675" calcext:value-type="float">
            <text:p>0.63</text:p>
          </table:table-cell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/>
          <table:table-cell office:value-type="float" office:value="24635" calcext:value-type="float">
            <text:p>24635</text:p>
          </table:table-cell>
          <table:table-cell table:formula="of:=[.H38]-[.C38]" office:value-type="float" office:value="285" calcext:value-type="float">
            <text:p>285</text:p>
          </table:table-cell>
          <table:table-cell table:formula="of:=([.H38]-[.C38])/[.C38]*100" office:value-type="float" office:value="1.17043121149897" calcext:value-type="float">
            <text:p>1.17</text:p>
          </table:table-cell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/>
          <table:table-cell office:value-type="float" office:value="55584" calcext:value-type="float">
            <text:p>55584</text:p>
          </table:table-cell>
          <table:table-cell table:formula="of:=[.H39]-[.C39]" office:value-type="float" office:value="180" calcext:value-type="float">
            <text:p>180</text:p>
          </table:table-cell>
          <table:table-cell table:formula="of:=([.H39]-[.C39])/[.C39]*100" office:value-type="float" office:value="0.32488628979857" calcext:value-type="float">
            <text:p>0.32</text:p>
          </table:table-cell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/>
          <table:table-cell office:value-type="float" office:value="55332" calcext:value-type="float">
            <text:p>55332</text:p>
          </table:table-cell>
          <table:table-cell table:formula="of:=[.H40]-[.C40]" office:value-type="float" office:value="498" calcext:value-type="float">
            <text:p>498</text:p>
          </table:table-cell>
          <table:table-cell table:formula="of:=([.H40]-[.C40])/[.C40]*100" office:value-type="float" office:value="0.90819564503775" calcext:value-type="float">
            <text:p>0.91</text:p>
          </table:table-cell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/>
          <table:table-cell office:value-type="float" office:value="55273" calcext:value-type="float">
            <text:p>55273</text:p>
          </table:table-cell>
          <table:table-cell table:formula="of:=[.H41]-[.C41]" office:value-type="float" office:value="722" calcext:value-type="float">
            <text:p>722</text:p>
          </table:table-cell>
          <table:table-cell table:formula="of:=([.H41]-[.C41])/[.C41]*100" office:value-type="float" office:value="1.32353210756906" calcext:value-type="float">
            <text:p>1.32</text:p>
          </table:table-cell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/>
          <table:table-cell office:value-type="float" office:value="98161" calcext:value-type="float">
            <text:p>98161</text:p>
          </table:table-cell>
          <table:table-cell table:formula="of:=[.H42]-[.C42]" office:value-type="float" office:value="337" calcext:value-type="float">
            <text:p>337</text:p>
          </table:table-cell>
          <table:table-cell table:formula="of:=([.H42]-[.C42])/[.C42]*100" office:value-type="float" office:value="0.344496238141969" calcext:value-type="float">
            <text:p>0.34</text:p>
          </table:table-cell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/>
          <table:table-cell office:value-type="float" office:value="97829" calcext:value-type="float">
            <text:p>97829</text:p>
          </table:table-cell>
          <table:table-cell table:formula="of:=[.H43]-[.C43]" office:value-type="float" office:value="723" calcext:value-type="float">
            <text:p>723</text:p>
          </table:table-cell>
          <table:table-cell table:formula="of:=([.H43]-[.C43])/[.C43]*100" office:value-type="float" office:value="0.744547195847836" calcext:value-type="float">
            <text:p>0.74</text:p>
          </table:table-cell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/>
          <table:table-cell office:value-type="float" office:value="98270" calcext:value-type="float">
            <text:p>98270</text:p>
          </table:table-cell>
          <table:table-cell table:formula="of:=[.H44]-[.C44]" office:value-type="float" office:value="1236" calcext:value-type="float">
            <text:p>1236</text:p>
          </table:table-cell>
          <table:table-cell table:formula="of:=([.H44]-[.C44])/[.C44]*100" office:value-type="float" office:value="1.27378032442237" calcext:value-type="float">
            <text:p>1.27</text:p>
          </table:table-cell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H45]-[.C45]" office:value-type="float" office:value="0" calcext:value-type="float">
            <text:p>0</text:p>
          </table:table-cell>
          <table:table-cell table:formula="of:=([.H45]-[.C45])/[.C4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/>
          <table:table-cell office:value-type="float" office:value="11596" calcext:value-type="float">
            <text:p>11596</text:p>
          </table:table-cell>
          <table:table-cell table:formula="of:=[.H46]-[.C46]" office:value-type="float" office:value="19" calcext:value-type="float">
            <text:p>19</text:p>
          </table:table-cell>
          <table:table-cell table:formula="of:=([.H46]-[.C46])/[.C46]*100" office:value-type="float" office:value="0.16411851084046" calcext:value-type="float">
            <text:p>0.16</text:p>
          </table:table-cell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/>
          <table:table-cell office:value-type="float" office:value="8496" calcext:value-type="float">
            <text:p>8496</text:p>
          </table:table-cell>
          <table:table-cell table:formula="of:=[.H47]-[.C47]" office:value-type="float" office:value="60" calcext:value-type="float">
            <text:p>60</text:p>
          </table:table-cell>
          <table:table-cell table:formula="of:=([.H47]-[.C47])/[.C47]*100" office:value-type="float" office:value="0.711237553342816" calcext:value-type="float">
            <text:p>0.71</text:p>
          </table:table-cell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H48]-[.C48]" office:value-type="float" office:value="0" calcext:value-type="float">
            <text:p>0</text:p>
          </table:table-cell>
          <table:table-cell table:formula="of:=([.H48]-[.C48])/[.C4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/>
          <table:table-cell office:value-type="float" office:value="23308" calcext:value-type="float">
            <text:p>23308</text:p>
          </table:table-cell>
          <table:table-cell table:formula="of:=[.H49]-[.C49]" office:value-type="float" office:value="1" calcext:value-type="float">
            <text:p>1</text:p>
          </table:table-cell>
          <table:table-cell table:formula="of:=([.H49]-[.C49])/[.C49]*100" office:value-type="float" office:value="0.00429055648517613" calcext:value-type="float">
            <text:p>0.00</text:p>
          </table:table-cell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/>
          <table:table-cell office:value-type="float" office:value="22436" calcext:value-type="float">
            <text:p>22436</text:p>
          </table:table-cell>
          <table:table-cell table:formula="of:=[.H50]-[.C50]" office:value-type="float" office:value="57" calcext:value-type="float">
            <text:p>57</text:p>
          </table:table-cell>
          <table:table-cell table:formula="of:=([.H50]-[.C50])/[.C50]*100" office:value-type="float" office:value="0.254703069842263" calcext:value-type="float">
            <text:p>0.25</text:p>
          </table:table-cell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/>
          <table:table-cell office:value-type="float" office:value="45748" calcext:value-type="float">
            <text:p>45748</text:p>
          </table:table-cell>
          <table:table-cell table:formula="of:=[.H51]-[.C51]" office:value-type="float" office:value="2" calcext:value-type="float">
            <text:p>2</text:p>
          </table:table-cell>
          <table:table-cell table:formula="of:=([.H51]-[.C51])/[.C51]*100" office:value-type="float" office:value="0.00437196694792987" calcext:value-type="float">
            <text:p>0.00</text:p>
          </table:table-cell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/>
          <table:table-cell office:value-type="float" office:value="44940" calcext:value-type="float">
            <text:p>44940</text:p>
          </table:table-cell>
          <table:table-cell table:formula="of:=[.H52]-[.C52]" office:value-type="float" office:value="63" calcext:value-type="float">
            <text:p>63</text:p>
          </table:table-cell>
          <table:table-cell table:formula="of:=([.H52]-[.C52])/[.C52]*100" office:value-type="float" office:value="0.140383715489003" calcext:value-type="float">
            <text:p>0.14</text:p>
          </table:table-cell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/>
          <table:table-cell office:value-type="float" office:value="44737" calcext:value-type="float">
            <text:p>44737</text:p>
          </table:table-cell>
          <table:table-cell table:formula="of:=[.H53]-[.C53]" office:value-type="float" office:value="176" calcext:value-type="float">
            <text:p>176</text:p>
          </table:table-cell>
          <table:table-cell table:formula="of:=([.H53]-[.C53])/[.C53]*100" office:value-type="float" office:value="0.394964206368798" calcext:value-type="float">
            <text:p>0.39</text:p>
          </table:table-cell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/>
          <table:table-cell office:value-type="float" office:value="102442" calcext:value-type="float">
            <text:p>102442</text:p>
          </table:table-cell>
          <table:table-cell table:formula="of:=[.H54]-[.C54]" office:value-type="float" office:value="21" calcext:value-type="float">
            <text:p>21</text:p>
          </table:table-cell>
          <table:table-cell table:formula="of:=([.H54]-[.C54])/[.C54]*100" office:value-type="float" office:value="0.0205036076585856" calcext:value-type="float">
            <text:p>0.02</text:p>
          </table:table-cell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/>
          <table:table-cell office:value-type="float" office:value="100576" calcext:value-type="float">
            <text:p>100576</text:p>
          </table:table-cell>
          <table:table-cell table:formula="of:=[.H55]-[.C55]" office:value-type="float" office:value="149" calcext:value-type="float">
            <text:p>149</text:p>
          </table:table-cell>
          <table:table-cell table:formula="of:=([.H55]-[.C55])/[.C55]*100" office:value-type="float" office:value="0.148366475151105" calcext:value-type="float">
            <text:p>0.15</text:p>
          </table:table-cell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/>
          <table:table-cell office:value-type="float" office:value="100579" calcext:value-type="float">
            <text:p>100579</text:p>
          </table:table-cell>
          <table:table-cell table:formula="of:=[.H56]-[.C56]" office:value-type="float" office:value="430" calcext:value-type="float">
            <text:p>430</text:p>
          </table:table-cell>
          <table:table-cell table:formula="of:=([.H56]-[.C56])/[.C56]*100" office:value-type="float" office:value="0.429360253222698" calcext:value-type="float">
            <text:p>0.43</text:p>
          </table:table-cell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/>
          <table:table-cell office:value-type="float" office:value="180680" calcext:value-type="float">
            <text:p>180680</text:p>
          </table:table-cell>
          <table:table-cell table:formula="of:=[.H57]-[.C57]" office:value-type="float" office:value="35" calcext:value-type="float">
            <text:p>35</text:p>
          </table:table-cell>
          <table:table-cell table:formula="of:=([.H57]-[.C57])/[.C57]*100" office:value-type="float" office:value="0.0193750172991226" calcext:value-type="float">
            <text:p>0.02</text:p>
          </table:table-cell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/>
          <table:table-cell office:value-type="float" office:value="178493" calcext:value-type="float">
            <text:p>178493</text:p>
          </table:table-cell>
          <table:table-cell table:formula="of:=[.H58]-[.C58]" office:value-type="float" office:value="200" calcext:value-type="float">
            <text:p>200</text:p>
          </table:table-cell>
          <table:table-cell table:formula="of:=([.H58]-[.C58])/[.C58]*100" office:value-type="float" office:value="0.112174903108927" calcext:value-type="float">
            <text:p>0.11</text:p>
          </table:table-cell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/>
          <table:table-cell office:value-type="float" office:value="177676" calcext:value-type="float">
            <text:p>177676</text:p>
          </table:table-cell>
          <table:table-cell table:formula="of:=[.H59]-[.C59]" office:value-type="float" office:value="856" calcext:value-type="float">
            <text:p>856</text:p>
          </table:table-cell>
          <table:table-cell table:formula="of:=([.H59]-[.C59])/[.C59]*100" office:value-type="float" office:value="0.48410813256419" calcext:value-type="float">
            <text:p>0.48</text:p>
          </table:table-cell>
        </table:table-row>
        <table:table-row table:style-name="ro1">
          <table:table-cell table:number-columns-repeated="9"/>
          <table:table-cell table:formula="of:=SUM([.J3:.J59])" office:value-type="float" office:value="16.4659003259827" calcext:value-type="float">
            <text:p>16.47</text:p>
          </table:table-cell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7:03:59.423255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01T20:47:37.051843088</dc:date>
    <meta:editing-duration>PT18H22M40S</meta:editing-duration>
    <meta:editing-cycles>22</meta:editing-cycles>
    <meta:generator>LibreOffice/6.0.7.3$Linux_X86_64 LibreOffice_project/00m0$Build-3</meta:generator>
    <meta:document-statistic meta:table-count="1" meta:cell-count="453" meta:object-count="0"/>
  </office:meta>
</office:document-meta>
</file>